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tr" fo:country="TR" officeooo:rsid="000a2ea1" officeooo:paragraph-rsid="000a2ea1" style:font-weight-complex="600" loext:shadow="none"/>
    </style:style>
    <style:style style:name="P2" style:family="paragraph" style:parent-style-name="Text_20_body">
      <style:text-properties fo:language="tr" fo:country="TR" officeooo:rsid="0007d305" officeooo:paragraph-rsid="0007d305"/>
    </style:style>
    <style:style style:name="P3" style:family="paragraph" style:parent-style-name="Text_20_body">
      <style:text-properties fo:language="tr" fo:country="TR" officeooo:rsid="0008235f" officeooo:paragraph-rsid="0008235f"/>
    </style:style>
    <style:style style:name="P4" style:family="paragraph" style:parent-style-name="Text_20_body">
      <style:text-properties fo:language="tr" fo:country="TR" officeooo:rsid="0008235f" officeooo:paragraph-rsid="00090ebd"/>
    </style:style>
    <style:style style:name="P5" style:family="paragraph" style:parent-style-name="Text_20_body">
      <style:text-properties fo:language="tr" fo:country="TR" officeooo:rsid="00090ebd" officeooo:paragraph-rsid="00090ebd"/>
    </style:style>
    <style:style style:name="P6" style:family="paragraph" style:parent-style-name="Text_20_body">
      <style:text-properties fo:language="tr" fo:country="TR" officeooo:rsid="00090ebd" officeooo:paragraph-rsid="000a2ea1"/>
    </style:style>
    <style:style style:name="P7" style:family="paragraph" style:parent-style-name="Text_20_body">
      <style:text-properties fo:language="tr" fo:country="TR" officeooo:rsid="00090ebd" officeooo:paragraph-rsid="000ac014"/>
    </style:style>
    <style:style style:name="P8" style:family="paragraph" style:parent-style-name="Text_20_body">
      <style:text-properties fo:language="tr" fo:country="TR" officeooo:rsid="00090ebd" officeooo:paragraph-rsid="000b532c"/>
    </style:style>
    <style:style style:name="P9" style:family="paragraph" style:parent-style-name="Text_20_body">
      <style:text-properties fo:language="tr" fo:country="TR" officeooo:rsid="00090ebd" officeooo:paragraph-rsid="000d108d"/>
    </style:style>
    <style:style style:name="P10" style:family="paragraph" style:parent-style-name="Text_20_body">
      <style:text-properties fo:language="tr" fo:country="TR" officeooo:rsid="00090ebd" officeooo:paragraph-rsid="000df434"/>
    </style:style>
    <style:style style:name="P11" style:family="paragraph" style:parent-style-name="Text_20_body">
      <style:text-properties fo:language="tr" fo:country="TR" fo:font-weight="bold" officeooo:rsid="00090ebd" officeooo:paragraph-rsid="00090ebd" style:font-weight-asian="bold" style:font-weight-complex="bold"/>
    </style:style>
    <style:style style:name="P12" style:family="paragraph" style:parent-style-name="Text_20_body">
      <style:text-properties fo:language="tr" fo:country="TR" fo:font-weight="bold" officeooo:rsid="00090ebd" officeooo:paragraph-rsid="000a2ea1" style:font-weight-asian="bold" style:font-weight-complex="bold"/>
    </style:style>
    <style:style style:name="P13" style:family="paragraph" style:parent-style-name="Text_20_body">
      <style:text-properties fo:language="tr" fo:country="TR" fo:font-weight="bold" officeooo:rsid="00090ebd" officeooo:paragraph-rsid="000ac014" style:font-weight-asian="bold" style:font-weight-complex="bold"/>
    </style:style>
    <style:style style:name="P14" style:family="paragraph" style:parent-style-name="Text_20_body">
      <style:text-properties fo:language="tr" fo:country="TR" fo:font-weight="bold" officeooo:rsid="00090ebd" officeooo:paragraph-rsid="000b532c" style:font-weight-asian="bold" style:font-weight-complex="bold"/>
    </style:style>
    <style:style style:name="P15" style:family="paragraph" style:parent-style-name="Text_20_body">
      <style:text-properties fo:language="tr" fo:country="TR" fo:font-weight="bold" officeooo:rsid="00090ebd" officeooo:paragraph-rsid="000d108d" style:font-weight-asian="bold" style:font-weight-complex="bold"/>
    </style:style>
    <style:style style:name="P16" style:family="paragraph" style:parent-style-name="Text_20_body">
      <style:text-properties fo:language="tr" fo:country="TR" fo:font-weight="bold" officeooo:rsid="00090ebd" officeooo:paragraph-rsid="000df434" style:font-weight-asian="bold" style:font-weight-complex="bold"/>
    </style:style>
    <style:style style:name="P17" style:family="paragraph" style:parent-style-name="Text_20_body">
      <style:text-properties fo:language="tr" fo:country="TR" fo:font-weight="bold" officeooo:rsid="000df434" officeooo:paragraph-rsid="000df434" style:font-weight-asian="bold" style:font-weight-complex="bold" loext:shadow="none"/>
    </style:style>
    <style:style style:name="P18" style:family="paragraph" style:parent-style-name="Text_20_body">
      <style:text-properties fo:language="tr" fo:country="TR" fo:font-weight="normal" officeooo:rsid="00090ebd" officeooo:paragraph-rsid="00090ebd" style:font-weight-asian="normal" style:font-weight-complex="normal"/>
    </style:style>
    <style:style style:name="P19" style:family="paragraph" style:parent-style-name="Text_20_body">
      <style:text-properties fo:language="tr" fo:country="TR" fo:font-weight="normal" officeooo:rsid="00090ebd" officeooo:paragraph-rsid="000a2ea1" style:font-weight-asian="normal" style:font-weight-complex="normal" loext:shadow="none"/>
    </style:style>
    <style:style style:name="P20" style:family="paragraph" style:parent-style-name="Text_20_body">
      <style:text-properties fo:language="tr" fo:country="TR" fo:font-weight="normal" officeooo:rsid="00090ebd" officeooo:paragraph-rsid="000ac014" style:font-weight-asian="normal" style:font-weight-complex="normal" loext:shadow="none"/>
    </style:style>
    <style:style style:name="P21" style:family="paragraph" style:parent-style-name="Text_20_body">
      <style:text-properties fo:language="tr" fo:country="TR" fo:font-weight="normal" officeooo:rsid="00090ebd" officeooo:paragraph-rsid="000b532c" style:font-weight-asian="normal" style:font-weight-complex="normal" loext:shadow="none"/>
    </style:style>
    <style:style style:name="P22" style:family="paragraph" style:parent-style-name="Text_20_body">
      <style:text-properties fo:language="tr" fo:country="TR" fo:font-weight="normal" officeooo:rsid="00090ebd" officeooo:paragraph-rsid="000d108d" style:font-weight-asian="normal" style:font-weight-complex="normal" loext:shadow="none"/>
    </style:style>
    <style:style style:name="P23" style:family="paragraph" style:parent-style-name="Text_20_body">
      <style:text-properties fo:language="tr" fo:country="TR" fo:font-weight="normal" officeooo:rsid="00090ebd" officeooo:paragraph-rsid="000df434" style:font-weight-asian="normal" style:font-weight-complex="normal" loext:shadow="none"/>
    </style:style>
    <style:style style:name="P24" style:family="paragraph" style:parent-style-name="Text_20_body">
      <style:text-properties fo:language="tr" fo:country="TR" fo:font-weight="normal" officeooo:rsid="000ac014" officeooo:paragraph-rsid="000ac014" style:font-weight-asian="normal" style:font-weight-complex="normal" loext:shadow="none"/>
    </style:style>
    <style:style style:name="P25" style:family="paragraph" style:parent-style-name="Text_20_body">
      <style:text-properties fo:language="tr" fo:country="TR" fo:font-weight="normal" officeooo:rsid="000d108d" officeooo:paragraph-rsid="000d108d" style:font-weight-asian="normal" style:font-weight-complex="normal" loext:shadow="none"/>
    </style:style>
    <style:style style:name="P26" style:family="paragraph" style:parent-style-name="Text_20_body">
      <style:text-properties fo:language="tr" fo:country="TR" fo:font-weight="normal" officeooo:rsid="000df434" officeooo:paragraph-rsid="000df434" style:font-weight-asian="normal" style:font-weight-complex="normal" loext:shadow="none"/>
    </style:style>
    <style:style style:name="P27" style:family="paragraph" style:parent-style-name="Text_20_body">
      <style:text-properties fo:language="tr" fo:country="TR" officeooo:rsid="000ac014" officeooo:paragraph-rsid="000ac014"/>
    </style:style>
    <style:style style:name="P28" style:family="paragraph" style:parent-style-name="Text_20_body">
      <style:text-properties fo:language="tr" fo:country="TR" officeooo:rsid="000ac014" officeooo:paragraph-rsid="000b532c"/>
    </style:style>
    <style:style style:name="P29" style:family="paragraph" style:parent-style-name="Text_20_body">
      <style:text-properties fo:language="tr" fo:country="TR" officeooo:rsid="000ac014" officeooo:paragraph-rsid="000df434"/>
    </style:style>
    <style:style style:name="P30" style:family="paragraph" style:parent-style-name="Text_20_body">
      <style:text-properties fo:language="tr" fo:country="TR" officeooo:paragraph-rsid="000b532c"/>
    </style:style>
    <style:style style:name="P31" style:family="paragraph" style:parent-style-name="Text_20_body">
      <style:text-properties fo:language="tr" fo:country="TR" officeooo:rsid="000b532c" officeooo:paragraph-rsid="000b532c"/>
    </style:style>
    <style:style style:name="P32" style:family="paragraph" style:parent-style-name="Text_20_body">
      <style:text-properties fo:language="tr" fo:country="TR" officeooo:rsid="000d108d" officeooo:paragraph-rsid="000d108d"/>
    </style:style>
    <style:style style:name="P33" style:family="paragraph" style:parent-style-name="Text_20_body">
      <style:text-properties fo:language="tr" fo:country="TR" officeooo:rsid="000df434" officeooo:paragraph-rsid="000df434"/>
    </style:style>
    <style:style style:name="P34" style:family="paragraph" style:parent-style-name="Text_20_body">
      <style:text-properties fo:language="tr" fo:country="TR" officeooo:paragraph-rsid="000df434"/>
    </style:style>
    <style:style style:name="P35" style:family="paragraph" style:parent-style-name="Text_20_body">
      <style:text-properties officeooo:rsid="0007d305" officeooo:paragraph-rsid="0007d305"/>
    </style:style>
    <style:style style:name="P36" style:family="paragraph" style:parent-style-name="Title">
      <style:text-properties fo:font-size="20pt" fo:language="tr" fo:country="TR" officeooo:rsid="000416f1" officeooo:paragraph-rsid="000416f1" style:font-size-asian="20pt" style:font-size-complex="20pt" style:font-weight-complex="600" loext:shadow="none"/>
    </style:style>
    <style:style style:name="P37" style:family="paragraph" style:parent-style-name="Text_20_body">
      <style:text-properties fo:language="tr" fo:country="TR" fo:font-weight="bold" officeooo:rsid="00090ebd" officeooo:paragraph-rsid="00090ebd" style:font-weight-asian="bold" style:font-weight-complex="bold"/>
    </style:style>
    <style:style style:name="P38" style:family="paragraph" style:parent-style-name="Text_20_body">
      <style:text-properties fo:language="tr" fo:country="TR" fo:font-weight="bold" officeooo:rsid="00090ebd" officeooo:paragraph-rsid="00118593" style:font-weight-asian="bold" style:font-weight-complex="bold"/>
    </style:style>
    <style:style style:name="P39" style:family="paragraph" style:parent-style-name="Text_20_body">
      <style:text-properties fo:language="tr" fo:country="TR" fo:font-weight="bold" officeooo:rsid="000ff20d" officeooo:paragraph-rsid="000ff20d" style:font-weight-asian="bold" style:font-weight-complex="bold"/>
    </style:style>
    <style:style style:name="P40" style:family="paragraph" style:parent-style-name="Text_20_body">
      <style:text-properties fo:language="tr" fo:country="TR" fo:font-weight="bold" officeooo:rsid="000ff20d" officeooo:paragraph-rsid="000ff20d" style:font-weight-asian="bold" style:font-weight-complex="bold" loext:shadow="none"/>
    </style:style>
    <style:style style:name="P41" style:family="paragraph" style:parent-style-name="Text_20_body">
      <style:text-properties fo:language="tr" fo:country="TR" fo:font-weight="bold" officeooo:rsid="00118593" officeooo:paragraph-rsid="00118593" style:font-weight-asian="bold" style:font-weight-complex="bold" loext:shadow="none"/>
    </style:style>
    <style:style style:name="P42" style:family="paragraph" style:parent-style-name="Text_20_body">
      <style:text-properties fo:language="tr" fo:country="TR" fo:font-weight="bold" officeooo:rsid="001251b3" officeooo:paragraph-rsid="001251b3" style:font-weight-asian="bold" style:font-weight-complex="bold" loext:shadow="none"/>
    </style:style>
    <style:style style:name="P43" style:family="paragraph" style:parent-style-name="Text_20_body">
      <style:text-properties fo:language="tr" fo:country="TR" fo:font-weight="normal" officeooo:rsid="00090ebd" officeooo:paragraph-rsid="00090ebd" style:font-weight-asian="normal" style:font-weight-complex="normal"/>
    </style:style>
    <style:style style:name="P44" style:family="paragraph" style:parent-style-name="Text_20_body">
      <style:text-properties fo:language="tr" fo:country="TR" fo:font-weight="normal" officeooo:rsid="00090ebd" officeooo:paragraph-rsid="000b532c" style:font-weight-asian="normal" style:font-weight-complex="normal" loext:shadow="none"/>
    </style:style>
    <style:style style:name="P45" style:family="paragraph" style:parent-style-name="Text_20_body">
      <style:text-properties fo:language="tr" fo:country="TR" fo:font-weight="normal" officeooo:rsid="00090ebd" officeooo:paragraph-rsid="000d108d" style:font-weight-asian="normal" style:font-weight-complex="normal" loext:shadow="none"/>
    </style:style>
    <style:style style:name="P46" style:family="paragraph" style:parent-style-name="Text_20_body">
      <style:text-properties fo:language="tr" fo:country="TR" fo:font-weight="normal" officeooo:rsid="00090ebd" officeooo:paragraph-rsid="000df434" style:font-weight-asian="normal" style:font-weight-complex="normal" loext:shadow="none"/>
    </style:style>
    <style:style style:name="P47" style:family="paragraph" style:parent-style-name="Text_20_body">
      <style:text-properties fo:language="tr" fo:country="TR" fo:font-weight="normal" officeooo:rsid="00090ebd" officeooo:paragraph-rsid="00118593" style:font-weight-asian="normal" style:font-weight-complex="normal" loext:shadow="none"/>
    </style:style>
    <style:style style:name="P48" style:family="paragraph" style:parent-style-name="Text_20_body">
      <style:text-properties fo:language="tr" fo:country="TR" fo:font-weight="normal" officeooo:rsid="000ff20d" officeooo:paragraph-rsid="000ff20d" style:font-weight-asian="normal" style:font-weight-complex="normal" loext:shadow="none"/>
    </style:style>
    <style:style style:name="P49" style:family="paragraph" style:parent-style-name="Text_20_body">
      <style:text-properties fo:language="tr" fo:country="TR" fo:font-weight="normal" officeooo:rsid="000ac014" officeooo:paragraph-rsid="000ac014" style:font-weight-asian="normal" style:font-weight-complex="normal" loext:shadow="none"/>
    </style:style>
    <style:style style:name="P50" style:family="paragraph" style:parent-style-name="Text_20_body">
      <style:text-properties fo:language="tr" fo:country="TR" fo:font-weight="normal" officeooo:rsid="000ac014" officeooo:paragraph-rsid="000b532c" style:font-weight-asian="normal" style:font-weight-complex="normal" loext:shadow="none"/>
    </style:style>
    <style:style style:name="P51" style:family="paragraph" style:parent-style-name="Text_20_body">
      <style:text-properties fo:language="tr" fo:country="TR" fo:font-weight="normal" officeooo:rsid="00118593" officeooo:paragraph-rsid="00118593" style:font-weight-asian="normal" style:font-weight-complex="normal" loext:shadow="none"/>
    </style:style>
    <style:style style:name="P52" style:family="paragraph" style:parent-style-name="Text_20_body">
      <style:text-properties fo:language="tr" fo:country="TR" fo:font-weight="normal" officeooo:rsid="000d108d" officeooo:paragraph-rsid="000d108d" style:font-weight-asian="normal" style:font-weight-complex="normal" loext:shadow="none"/>
    </style:style>
    <style:style style:name="P53" style:family="paragraph" style:parent-style-name="Text_20_body">
      <style:text-properties fo:language="tr" fo:country="TR" officeooo:rsid="00090ebd" officeooo:paragraph-rsid="00118593"/>
    </style:style>
    <style:style style:name="P54" style:family="paragraph" style:parent-style-name="Text_20_body">
      <style:text-properties fo:language="tr" fo:country="TR" officeooo:rsid="00118593" officeooo:paragraph-rsid="00118593"/>
    </style:style>
    <style:style style:name="P55" style:family="paragraph" style:parent-style-name="Text_20_body">
      <style:text-properties officeooo:paragraph-rsid="000ff20d"/>
    </style:style>
    <style:style style:name="P56" style:family="paragraph" style:parent-style-name="Text_20_body">
      <style:text-properties fo:font-weight="bold" officeooo:paragraph-rsid="000ff20d" style:font-weight-asian="bold" style:font-weight-complex="bold"/>
    </style:style>
    <style:style style:name="P57" style:family="paragraph" style:parent-style-name="Heading_20_3">
      <style:text-properties fo:language="tr" fo:country="TR"/>
    </style:style>
    <style:style style:name="P58" style:family="paragraph" style:parent-style-name="Heading_20_3">
      <style:text-properties fo:language="tr" fo:country="TR" officeooo:rsid="0007d305" officeooo:paragraph-rsid="0007d305"/>
    </style:style>
    <style:style style:name="P59" style:family="paragraph" style:parent-style-name="Heading_20_3">
      <style:text-properties fo:language="tr" fo:country="TR" officeooo:rsid="0008235f" officeooo:paragraph-rsid="0008235f"/>
    </style:style>
    <style:style style:name="P60" style:family="paragraph" style:parent-style-name="Heading_20_3">
      <style:text-properties fo:language="tr" fo:country="TR" officeooo:rsid="00090ebd" officeooo:paragraph-rsid="00090ebd"/>
    </style:style>
    <style:style style:name="P61" style:family="paragraph" style:parent-style-name="Heading_20_3">
      <style:text-properties fo:language="tr" fo:country="TR" officeooo:rsid="000ac014" officeooo:paragraph-rsid="000ac014"/>
    </style:style>
    <style:style style:name="P62" style:family="paragraph" style:parent-style-name="Heading_20_3">
      <style:text-properties fo:language="tr" fo:country="TR" officeooo:rsid="000b532c" officeooo:paragraph-rsid="000b532c"/>
    </style:style>
    <style:style style:name="P63" style:family="paragraph" style:parent-style-name="Heading_20_3">
      <style:text-properties fo:language="tr" fo:country="TR" officeooo:rsid="000d108d" officeooo:paragraph-rsid="000d108d"/>
    </style:style>
    <style:style style:name="P64" style:family="paragraph" style:parent-style-name="Heading_20_3">
      <style:text-properties fo:language="tr" fo:country="TR" officeooo:rsid="000df434" officeooo:paragraph-rsid="000df434"/>
    </style:style>
    <style:style style:name="P65" style:family="paragraph" style:parent-style-name="Heading_20_3">
      <style:text-properties fo:language="tr" fo:country="TR" officeooo:rsid="000df434" officeooo:paragraph-rsid="00118593"/>
    </style:style>
    <style:style style:name="T1" style:family="text">
      <style:text-properties officeooo:rsid="0005f345"/>
    </style:style>
    <style:style style:name="T2" style:family="text">
      <style:text-properties fo:language="tr" fo:country="TR"/>
    </style:style>
    <style:style style:name="T3" style:family="text">
      <style:text-properties fo:language="tr" fo:country="TR" fo:font-weight="bold" officeooo:rsid="000ff20d" style:font-weight-asian="bold" style:font-weight-complex="bold"/>
    </style:style>
    <style:style style:name="T4" style:family="text">
      <style:text-properties fo:language="tr" fo:country="TR" officeooo:rsid="000ff20d" loext:shadow="none"/>
    </style:style>
    <style:style style:name="T5" style:family="text">
      <style:text-properties officeooo:rsid="00090eb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2ea1" style:font-weight-asian="bold" style:font-weight-complex="bold"/>
    </style:style>
    <style:style style:name="T8" style:family="text">
      <style:text-properties fo:font-weight="bold" officeooo:rsid="000ac014" style:font-weight-asian="bold" style:font-weight-complex="bold"/>
    </style:style>
    <style:style style:name="T9" style:family="text">
      <style:text-properties fo:font-weight="bold" officeooo:rsid="000b532c" style:font-weight-asian="bold" style:font-weight-complex="bold"/>
    </style:style>
    <style:style style:name="T10" style:family="text">
      <style:text-properties fo:font-weight="bold" officeooo:rsid="000d108d" style:font-weight-asian="bold" style:font-weight-complex="bold"/>
    </style:style>
    <style:style style:name="T11" style:family="text">
      <style:text-properties fo:font-weight="bold" officeooo:rsid="000df434" style:font-weight-asian="bold" style:font-weight-complex="bold"/>
    </style:style>
    <style:style style:name="T12" style:family="text">
      <style:text-properties fo:font-weight="bold" officeooo:rsid="00118593" style:font-weight-asian="bold" style:font-weight-complex="bold"/>
    </style:style>
    <style:style style:name="T13" style:family="text">
      <style:text-properties fo:font-weight="bold" officeooo:rsid="000d108d" style:font-weight-asian="bold" style:font-weight-complex="600" loext:shadow="none"/>
    </style:style>
    <style:style style:name="T14" style:family="text">
      <style:text-properties fo:font-weight="bold" officeooo:rsid="000df434" style:font-weight-asian="bold" style:font-weight-complex="600" loext:shadow="none"/>
    </style:style>
    <style:style style:name="T15" style:family="text">
      <style:text-properties officeooo:rsid="000a2ea1"/>
    </style:style>
    <style:style style:name="T16" style:family="text">
      <style:text-properties officeooo:rsid="000ac014"/>
    </style:style>
    <style:style style:name="T17" style:family="text">
      <style:text-properties officeooo:rsid="00090ebd" style:font-weight-complex="600" loext:shadow="none"/>
    </style:style>
    <style:style style:name="T18" style:family="text">
      <style:text-properties style:font-weight-complex="600" loext:shadow="none"/>
    </style:style>
    <style:style style:name="T19" style:family="text">
      <style:text-properties officeooo:rsid="000b532c" style:font-weight-complex="600" loext:shadow="none"/>
    </style:style>
    <style:style style:name="T20" style:family="text">
      <style:text-properties officeooo:rsid="000d108d" style:font-weight-complex="600" loext:shadow="none"/>
    </style:style>
    <style:style style:name="T21" style:family="text">
      <style:text-properties officeooo:rsid="000df434" style:font-weight-complex="600" loext:shadow="none"/>
    </style:style>
    <style:style style:name="T22" style:family="text">
      <style:text-properties officeooo:rsid="000b532c"/>
    </style:style>
    <style:style style:name="T23" style:family="text">
      <style:text-properties officeooo:rsid="000d108d"/>
    </style:style>
    <style:style style:name="T24" style:family="text">
      <style:text-properties officeooo:rsid="000df434"/>
    </style:style>
    <style:style style:name="T25" style:family="text">
      <style:text-properties officeooo:rsid="000ff20d"/>
    </style:style>
    <style:style style:name="T26" style:family="text">
      <style:text-properties officeooo:rsid="001185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MHN</text:span> Test Dökümanı</text:p>
      <text:p text:style-name="P2">MHN(Modern Honey Network) honeypotlari merkezi olarak yönetim ve data izleme aracıdır. Bu dökümanda MHN ve honeypot araçlarının test yöntemleri gösterilmiştir.</text:p>
      <text:p text:style-name="P2"/>
      <text:h text:style-name="P58" text:outline-level="3">1. MHN <text:s/></text:h>
      <text:p text:style-name="P2">MHN kullanım dökumanındaki gibi kurulduktan sonra doğru bir şekilde aşağıdaki sayfalar tarayıcı tarafından açılarak merkezi cihazın hazır olduğu teyit edilir. </text:p>
      <text:p text:style-name="P2">Merkezi cihazın IP adresinin 169.254.1.1 olduğunu varsayarsak.</text:p>
      <text:p text:style-name="P35"><text:a xlink:type="simple" xlink:href="http://169.254.1.1/" text:style-name="Internet_20_link" text:visited-style-name="Visited_20_Internet_20_Link"><text:span text:style-name="T2">http://169.254.1.1</text:span></text:a></text:p>
      <text:p text:style-name="P35"><text:a xlink:type="simple" xlink:href="http://169.254.1.1:3000/" text:style-name="Internet_20_link" text:visited-style-name="Visited_20_Internet_20_Link">http://169.254.1.1:3000</text:a><text:span text:style-name="T2"> (Atak haritası)</text:span></text:p>
      <text:p text:style-name="P3"/>
      <text:p text:style-name="P3">İlk adresten ‘<text:span text:style-name="T5">D</text:span>eploy’ sekmesine girilerek honeypot yapılandırmalarında kullanılacak deploy kodu alınır. Bu kod her honeypot container icin aynı olacaktır. MHN cihazı yeniden yuklenirse değişir. </text:p>
      <text:p text:style-name="P5">Kurulan her bir honeypot ‘Sensors’ sekmesinden gözükmelidir. <text:span text:style-name="T16">Oluşan ataklar ‘Attacks’ sekmesinde görülür. </text:span></text:p>
      <text:p text:style-name="P3"/>
      <text:h text:style-name="P59" text:outline-level="3">2. Cowrie Honeypot <text:s/></text:h>
      <text:p text:style-name="P4">Cowrie, ssh ve telnet tuzak aracıdır. <text:span text:style-name="T5">Kullanım dökümanındaki gibi kurulum yapıldıktan sonra host cihazında cowrie container ı oluştuğundan emin olunur. </text:span></text:p>
      <text:p text:style-name="P11">#lxc-ls</text:p>
      <text:p text:style-name="P5">komutu varolan containerları listeler. </text:p>
      <text:p text:style-name="P11">#lxc-attach -n cowrie</text:p>
      <text:p text:style-name="P5">komutu ile containera bağlanılarak ayakta olduğu teyit edilir. Daha sonra</text:p>
      <text:p text:style-name="P11">#supervisorctl status cowrie</text:p>
      <text:p text:style-name="P18">komutu ile aracın çalıştığı görülür. </text:p>
      <text:p text:style-name="P18"><text:span text:style-name="T23">Loglama</text:span> testi yapmak icin containera belirlenen porttan ssh veya telnet baglantisi kurulur. </text:p>
      <text:p text:style-name="P55"><text:span text:style-name="T3">#ssh root@10.0.0.4</text:span></text:p>
      <text:p text:style-name="P39">#telnet 10.0.0.4 2223</text:p>
      <text:p text:style-name="P18"/>
      <text:h text:style-name="P60" text:outline-level="3"><text:soft-page-break/></text:h>
      <text:h text:style-name="P60" text:outline-level="3">3. Dionaea Honeypot </text:h>
      <text:p text:style-name="P1">Dionaea, bir cok protokolden honeypot saglar. Fakat ahtapot projesinde http ve https protocolleri için kullanılmıştır. <text:span text:style-name="T5">Kullanım dökümanındaki gibi kurulum yapıldıktan sonra host cihazında </text:span>dionaea<text:span text:style-name="T5"> container ı oluştuğundan emin olunur. </text:span></text:p>
      <text:p text:style-name="P12"/>
      <text:p text:style-name="P12">#lxc-ls</text:p>
      <text:p text:style-name="P6">komutu varolan containerları listeler. </text:p>
      <text:p text:style-name="P12">#lxc-attach -n <text:span text:style-name="T15">dionaea</text:span></text:p>
      <text:p text:style-name="P6">komutu ile containera bağlanılarak ayakta olduğu teyit edilir. Daha sonra</text:p>
      <text:p text:style-name="P7"><text:span text:style-name="T6">#supervisorctl status </text:span><text:span text:style-name="T7">dionaea</text:span></text:p>
      <text:p text:style-name="P19">komutu ile aracın çalıştığı görülür.</text:p>
      <text:p text:style-name="P24"><text:span text:style-name="T23">Loglama</text:span> testi yapmak için container IP adresine tarayıcı ile http ve https bağlantı atılır. </text:p>
      <text:p text:style-name="P56"><text:span text:style-name="T4">http://10.0.0.4</text:span></text:p>
      <text:p text:style-name="P40">https://10.0.0.4</text:p>
      <text:p text:style-name="P24"/>
      <text:h text:style-name="P61" text:outline-level="3">4. FTP Honeypot <text:s/></text:h>
      <text:p text:style-name="P27">Bu playbook FTP ve FTPS protokolleri için honeypot yaratır. Honeypot-ftp araci kullanılmıştır. <text:span text:style-name="T17">Kullanım dökümanındaki gibi kurulum yapıldıktan sonra host cihazında </text:span><text:span text:style-name="T18">ftp</text:span><text:span text:style-name="T17"> container ı oluştuğundan emin olunur. </text:span></text:p>
      <text:p text:style-name="P13">#lxc-ls</text:p>
      <text:p text:style-name="P7">komutu varolan containerları listeler. </text:p>
      <text:p text:style-name="P13">#lxc-attach -n <text:span text:style-name="T16">ftp</text:span></text:p>
      <text:p text:style-name="P7">komutu ile containera bağlanılarak ayakta olduğu teyit edilir. Daha sonra</text:p>
      <text:p text:style-name="P7"><text:span text:style-name="T6">#</text:span><text:span text:style-name="T8">systemctl</text:span><text:span text:style-name="T6"> </text:span><text:span text:style-name="T8">status</text:span><text:span text:style-name="T6"> </text:span><text:span text:style-name="T8">honeypot-ftp</text:span></text:p>
      <text:p text:style-name="P20">komutu ile aracın çalıştığı görülür.</text:p>
      <text:p text:style-name="P24"><text:span text:style-name="T23">Loglama</text:span> testi yapmak için containera FTP protokolü ile bağlanılır. <text:span text:style-name="T25">Filezilla kullanılabilir.</text:span></text:p>
      <text:h text:style-name="P62" text:outline-level="3"><text:soft-page-break/></text:h>
      <text:h text:style-name="P62" text:outline-level="3"/>
      <text:h text:style-name="P62" text:outline-level="3">5. POP3 Honeypot </text:h>
      <text:p text:style-name="P28">Bu playbook <text:span text:style-name="T22">POP3</text:span> protokolleri için honeypot yaratır. Honeypot-<text:span text:style-name="T22">pop3</text:span> araci kullanılmıştır. <text:span text:style-name="T17">Kullanım dökümanındaki gibi kurulum yapıldıktan sonra host cihazında </text:span><text:span text:style-name="T19">pop3</text:span><text:span text:style-name="T17"> container ı oluştuğundan emin olunur. </text:span></text:p>
      <text:p text:style-name="P14">#lxc-ls</text:p>
      <text:p text:style-name="P8">komutu varolan containerları listeler. </text:p>
      <text:p text:style-name="P14">#lxc-attach -n <text:span text:style-name="T22">pop3</text:span></text:p>
      <text:p text:style-name="P8">komutu ile containera bağlanılarak ayakta olduğu teyit edilir. Daha sonra</text:p>
      <text:p text:style-name="P8"><text:span text:style-name="T6">#</text:span><text:span text:style-name="T8">systemctl</text:span><text:span text:style-name="T6"> </text:span><text:span text:style-name="T8">status</text:span><text:span text:style-name="T6"> </text:span><text:span text:style-name="T8">honeypot-</text:span><text:span text:style-name="T9">pop3</text:span></text:p>
      <text:p text:style-name="P21">komutu ile aracın çalıştığı görülür.</text:p>
      <text:p text:style-name="P50"><text:span text:style-name="T23">Loglama</text:span> testi yapmak için container<text:span text:style-name="T25">ın pop3 portuna istek atılır.</text:span></text:p>
      <text:p text:style-name="P40">#telnet 10.0.0.4 25</text:p>
      <text:p text:style-name="P40">#telnet 10.0.0.4 465</text:p>
      <text:p text:style-name="P30"/>
      <text:h text:style-name="P62" text:outline-level="3">6. Amun Honeypot </text:h>
      <text:p text:style-name="P31">Amun zaafiyet içeren tuzak aracıdır. <text:span text:style-name="T17">Kullanım dökümanındaki gibi kurulum yapıldıktan sonra host cihazında </text:span><text:span text:style-name="T18">amun</text:span><text:span text:style-name="T17"> container ı oluştuğundan emin olunur. </text:span></text:p>
      <text:p text:style-name="P14">#lxc-ls</text:p>
      <text:p text:style-name="P8">komutu varolan containerları listeler. </text:p>
      <text:p text:style-name="P14">#lxc-attach -n <text:span text:style-name="T22">amun</text:span></text:p>
      <text:p text:style-name="P8">komutu ile containera bağlanılarak ayakta olduğu teyit edilir. Daha sonra</text:p>
      <text:p text:style-name="P8"><text:span text:style-name="T6">#</text:span><text:span text:style-name="T8">systemctl</text:span><text:span text:style-name="T6"> </text:span><text:span text:style-name="T8">status</text:span><text:span text:style-name="T6"> </text:span><text:span text:style-name="T10">amun</text:span></text:p>
      <text:p text:style-name="P21">komutu ile aracın çalıştığı görülür.</text:p>
      <text:p text:style-name="P48">Amun birçok portu dinler. Test etmek için aşağıdaki gibi baglanti atılabilir. </text:p>
      <text:p text:style-name="P48"><text:span text:style-name="T6">#telnet 10.0.0.4 25</text:span></text:p>
      <text:p text:style-name="P48"><text:span text:style-name="T12">#</text:span><text:span text:style-name="T6">telnet 10.0.0.4 80</text:span></text:p>
      <text:p text:style-name="P48"><text:span text:style-name="T12">#</text:span><text:span text:style-name="T6">telnet 10.0.0.4 21</text:span></text:p>
      <text:p text:style-name="P21"/>
      <text:h text:style-name="P57" text:outline-level="3"><text:soft-page-break/></text:h>
      <text:h text:style-name="P57" text:outline-level="3">7. Elastichoney Honeypot</text:h>
      <text:p text:style-name="P32">Bu araç elasticsearch uygulamasının tuzağıdır. <text:span text:style-name="T22"><text:s/></text:span><text:span text:style-name="T17">Kullanım dökümanındaki gibi kurulum yapıldıktan sonra host cihazında </text:span><text:span text:style-name="T18">elastichoney</text:span><text:span text:style-name="T17"> container ı oluştuğundan emin olunur. </text:span></text:p>
      <text:p text:style-name="P15">#lxc-ls</text:p>
      <text:p text:style-name="P9">komutu varolan containerları listeler. </text:p>
      <text:p text:style-name="P15">#lxc-attach -n <text:s/><text:span text:style-name="T20">elastichoney</text:span></text:p>
      <text:p text:style-name="P9">komutu ile containera bağlanılarak ayakta olduğu teyit edilir. Daha sonra</text:p>
      <text:p text:style-name="P9"><text:span text:style-name="T6">#</text:span><text:span text:style-name="T8">systemctl</text:span><text:span text:style-name="T6"> </text:span><text:span text:style-name="T8">status</text:span><text:span text:style-name="T6"> </text:span><text:span text:style-name="T10"><text:s/></text:span><text:span text:style-name="T13">elastichoney</text:span></text:p>
      <text:p text:style-name="P22">komutu ile aracın çalıştığı görülür.</text:p>
      <text:p text:style-name="P51">Aşağıdaki komut ile loglama testi yapılabilir. </text:p>
      <text:p text:style-name="P41">#curl http://10.0.0.4:9200/_search?pretty -XPOST -d '{"script_fields": {"myscript":{"script":"java.lang.Math.class.forName(\"java.lang.Runtime\")"}}}'</text:p>
      <text:p text:style-name="P22"/>
      <text:h text:style-name="P63" text:outline-level="3">8. Glastopf Honeypot</text:h>
      <text:p text:style-name="P32">Glastopf web uygulama tuzak aracıdır. <text:span text:style-name="T17">Kullanım dökümanındaki gibi kurulum yapıldıktan sonra host cihazında </text:span><text:span text:style-name="T18">glastopf</text:span><text:span text:style-name="T17"> container ı oluştuğundan emin olunur. </text:span></text:p>
      <text:p text:style-name="P15">#lxc-ls</text:p>
      <text:p text:style-name="P9">komutu varolan containerları listeler. </text:p>
      <text:p text:style-name="P15">#lxc-attach -n <text:s/><text:span text:style-name="T20">glastopf</text:span></text:p>
      <text:p text:style-name="P9">komutu ile containera bağlanılarak ayakta olduğu teyit edilir. Daha sonra</text:p>
      <text:p text:style-name="P9"><text:span text:style-name="T6">#</text:span><text:span text:style-name="T10">supervisorctl</text:span><text:span text:style-name="T6"> </text:span><text:span text:style-name="T8">status</text:span><text:span text:style-name="T6"> </text:span><text:span text:style-name="T10"><text:s/></text:span><text:span text:style-name="T13">glastopf</text:span></text:p>
      <text:p text:style-name="P22">komutu ile aracın çalıştığı görülür.</text:p>
      <text:p text:style-name="P25">Loglama testi yapmak icin honeypot a web istekleri atılır. </text:p>
      <text:p text:style-name="P41">http://10.0.0.4</text:p>
      <text:p text:style-name="P25"/>
      <text:h text:style-name="P63" text:outline-level="3"><text:soft-page-break/></text:h>
      <text:h text:style-name="P63" text:outline-level="3"/>
      <text:h text:style-name="P63" text:outline-level="3"/>
      <text:h text:style-name="P63" text:outline-level="3">9. P0f honeypot</text:h>
      <text:p text:style-name="P32">P0f pasif parmak izi tanımlayıcıdır. <text:span text:style-name="T17">Kullanım dökümanındaki gibi kurulum yapıldıktan sonra host cihazında </text:span><text:span text:style-name="T18">p0f</text:span><text:span text:style-name="T17"> container ı oluştuğundan emin olunur. </text:span></text:p>
      <text:p text:style-name="P15">#lxc-ls</text:p>
      <text:p text:style-name="P9">komutu varolan containerları listeler. </text:p>
      <text:p text:style-name="P15">#lxc-attach -n <text:s/><text:span text:style-name="T20">p0f</text:span></text:p>
      <text:p text:style-name="P9">komutu ile containera bağlanılarak ayakta olduğu teyit edilir. Daha sonra</text:p>
      <text:p text:style-name="P9"><text:span text:style-name="T6">#</text:span><text:span text:style-name="T10">supervisorctl</text:span><text:span text:style-name="T6"> </text:span><text:span text:style-name="T8">status</text:span><text:span text:style-name="T6"> </text:span><text:span text:style-name="T10"><text:s/></text:span><text:span text:style-name="T13">p0f</text:span></text:p>
      <text:p text:style-name="P22">komutu ile aracın çalıştığı görülür.</text:p>
      <text:p text:style-name="P26">Loglama testi yapmak icin container tcp bağlantı atılması yeterlidir. </text:p>
      <text:p text:style-name="P26"/>
      <text:h text:style-name="P64" text:outline-level="3">10. Shockpot Honeypot</text:h>
      <text:p text:style-name="P33">Shockpot shellsock zafiyeti icin tuzak aracıdır. <text:span text:style-name="T17">Kullanım dökümanındaki gibi kurulum yapıldıktan sonra host cihazında </text:span><text:span text:style-name="T18">shockpot</text:span><text:span text:style-name="T17"> container ı oluştuğundan emin olunur. </text:span></text:p>
      <text:p text:style-name="P16">#lxc-ls</text:p>
      <text:p text:style-name="P10">komutu varolan containerları listeler. </text:p>
      <text:p text:style-name="P16">#lxc-attach -n <text:s/><text:span text:style-name="T20"><text:s/></text:span><text:span text:style-name="T21">shockpot</text:span></text:p>
      <text:p text:style-name="P10">komutu ile containera bağlanılarak ayakta olduğu teyit edilir. Daha sonra</text:p>
      <text:p text:style-name="P10"><text:span text:style-name="T6">#</text:span><text:span text:style-name="T10">supervisorctl</text:span><text:span text:style-name="T6"> </text:span><text:span text:style-name="T8">status</text:span><text:span text:style-name="T6"> </text:span><text:span text:style-name="T10"><text:s/></text:span><text:span text:style-name="T13"><text:s/></text:span><text:span text:style-name="T14">shockpot</text:span></text:p>
      <text:p text:style-name="P23">komutu ile aracın çalıştığı görülür.</text:p>
      <text:p text:style-name="P26">Loglama testi yapmak icin aşağıdaki şekilde bağlantı atılır </text:p>
      <text:p text:style-name="P17">#curl -A '() { :; }; /bin/ls' http://<text:span text:style-name="T26">10.0.0.4</text:span></text:p>
      <text:p text:style-name="P25"/>
      <text:h text:style-name="P64" text:outline-level="3"><text:soft-page-break/></text:h>
      <text:h text:style-name="P64" text:outline-level="3"/>
      <text:h text:style-name="P64" text:outline-level="3">11. SMTP Honeypot</text:h>
      <text:p text:style-name="P29">Bu playbook <text:span text:style-name="T24">SMTP</text:span> protokol<text:span text:style-name="T24">ü</text:span> için honeypot yaratır. Honeypot-<text:span text:style-name="T24">smtp</text:span> araci kullanılmıştır. <text:span text:style-name="T17">Kullanım dökümanındaki gibi kurulum yapıldıktan sonra host cihazında </text:span><text:span text:style-name="T21">smtp</text:span><text:span text:style-name="T17"> container ı oluştuğundan emin olunur. </text:span></text:p>
      <text:p text:style-name="P16">#lxc-ls</text:p>
      <text:p text:style-name="P10">komutu varolan containerları listeler. </text:p>
      <text:p text:style-name="P16">#lxc-attach -n <text:span text:style-name="T24">smtp</text:span></text:p>
      <text:p text:style-name="P10">komutu ile containera bağlanılarak ayakta olduğu teyit edilir. Daha sonra</text:p>
      <text:p text:style-name="P10"><text:span text:style-name="T6">#</text:span><text:span text:style-name="T8">systemctl</text:span><text:span text:style-name="T6"> </text:span><text:span text:style-name="T8">status</text:span><text:span text:style-name="T6"> </text:span><text:span text:style-name="T8">honeypot-</text:span><text:span text:style-name="T11">smtp</text:span></text:p>
      <text:p text:style-name="P23">komutu ile aracın çalıştığı görülür. <text:span text:style-name="T26">Loglama testi icin asagidaki gibi baglanti atılabilir. </text:span></text:p>
      <text:p text:style-name="P41">#telnet 10.0.0.4 25</text:p>
      <text:p text:style-name="P41">#telnet 10.0.0.4 465 </text:p>
      <text:p text:style-name="P23"/>
      <text:h text:style-name="P64" text:outline-level="3">12. Suricata Honeypot</text:h>
      <text:p text:style-name="P33">Bu playbook MHN ile entegre adilmiş suricata kurar. <text:span text:style-name="T17">Kullanım dökümanındaki gibi kurulum yapıldıktan sonra host cihazında </text:span><text:span text:style-name="T18">suricata</text:span><text:span text:style-name="T17"> container ı oluştuğundan emin olunur. </text:span></text:p>
      <text:p text:style-name="P16">#lxc-ls</text:p>
      <text:p text:style-name="P10">komutu varolan containerları listeler. </text:p>
      <text:p text:style-name="P16">#lxc-attach -n <text:span text:style-name="T24">suricata</text:span></text:p>
      <text:p text:style-name="P10">komutu ile containera bağlanılarak ayakta olduğu teyit edilir. Daha sonra</text:p>
      <text:p text:style-name="P10"><text:span text:style-name="T6">#</text:span><text:span text:style-name="T8">systemctl</text:span><text:span text:style-name="T6"> </text:span><text:span text:style-name="T8">status</text:span><text:span text:style-name="T6"> </text:span><text:span text:style-name="T11">suricata-rup.service</text:span></text:p>
      <text:p text:style-name="P10"><text:span text:style-name="T11">#</text:span><text:span text:style-name="T8">systemctl</text:span><text:span text:style-name="T11"> </text:span><text:span text:style-name="T8">status</text:span><text:span text:style-name="T11"> suricata-rup.timer</text:span></text:p>
      <text:p text:style-name="P23">komutu ile aracın çalıştığı görülür. <text:span text:style-name="T26">Test etmek icin cihaz uzerinde asağıdaki komut calistirilabilir.</text:span></text:p>
      <text:p text:style-name="P41">#apt update</text:p>
      <text:p text:style-name="P34"/>
      <text:h text:style-name="P64" text:outline-level="3"><text:soft-page-break/></text:h>
      <text:h text:style-name="P64" text:outline-level="3"/>
      <text:h text:style-name="P64" text:outline-level="3">13. Wordpot Honeypot</text:h>
      <text:p text:style-name="P33">Wordpot wordpress tuzak sistemidir. <text:span text:style-name="T17">Kullanım dökümanındaki gibi kurulum yapıldıktan sonra host cihazında </text:span><text:span text:style-name="T18">wordpot</text:span><text:span text:style-name="T17"> container ı oluştuğundan emin olunur. </text:span></text:p>
      <text:p text:style-name="P16">#lxc-ls</text:p>
      <text:p text:style-name="P10">komutu varolan containerları listeler. </text:p>
      <text:p text:style-name="P16">#lxc-attach -n <text:span text:style-name="T24">wordpot</text:span></text:p>
      <text:p text:style-name="P10">komutu ile containera bağlanılarak ayakta olduğu teyit edilir. Daha sonra</text:p>
      <text:p text:style-name="P10"><text:span text:style-name="T6">#</text:span><text:span text:style-name="T8">systemctl</text:span><text:span text:style-name="T6"> </text:span><text:span text:style-name="T8">status</text:span><text:span text:style-name="T6"> </text:span><text:span text:style-name="T11">wordpot</text:span></text:p>
      <text:p text:style-name="P23">komutu ile aracın çalıştığı görülür. <text:span text:style-name="T26">Test etmek icin wordpress admin sayfasına baglanilir. </text:span></text:p>
      <text:p text:style-name="P41">http://10.0.0.4/wp-admin</text:p>
      <text:h text:style-name="P65" text:outline-level="3">1<text:span text:style-name="T26">4</text:span>. <text:span text:style-name="T26">Con</text:span>pot Honeypot</text:h>
      <text:p text:style-name="P54"><text:span text:style-name="T17">C</text:span><text:span text:style-name="T18">onpot bir simulasyon aracıdır. Default profil Siemens S7-200 CPU i simule eder. Bu simulasyon modbus, http, snmp ve s7comm protokollerini içerir.</text:span></text:p>
      <text:p text:style-name="P38">#lxc-ls</text:p>
      <text:p text:style-name="P53">komutu varolan containerları listeler. </text:p>
      <text:p text:style-name="P38">#lxc-attach -n <text:span text:style-name="T26">conpot</text:span></text:p>
      <text:p text:style-name="P53">komutu ile containera bağlanılarak ayakta olduğu teyit edilir. Daha sonra</text:p>
      <text:p text:style-name="P53"><text:span text:style-name="T6">#</text:span><text:span text:style-name="T8">systemctl</text:span><text:span text:style-name="T6"> </text:span><text:span text:style-name="T8">status</text:span><text:span text:style-name="T6"> </text:span><text:span text:style-name="T12">conpot</text:span></text:p>
      <text:p text:style-name="P47">komutu ile aracın çalıştığı görülür. <text:span text:style-name="T26">Test etmek icin http ya da telnet istegi atılabilir. <text:s/></text:span></text:p>
      <text:p text:style-name="P41">http://10.0.0.4:8800</text:p>
      <text:p text:style-name="P42">#telnet 10.0.0.4 5020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1:25:23.639278611</meta:creation-date>
    <dc:date>2018-10-31T09:30:52.056544659</dc:date>
    <meta:editing-duration>PT4M3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7" meta:paragraph-count="141" meta:word-count="922" meta:character-count="7337" meta:non-whitespace-character-count="6495"/>
  </office:meta>
</office:document-meta>
</file>